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d8ddf" officeooo:paragraph-rsid="001d8ddf"/>
    </style:style>
    <style:style style:name="P2" style:family="paragraph" style:parent-style-name="Standard" style:list-style-name="L8">
      <style:text-properties officeooo:rsid="001d8ddf" officeooo:paragraph-rsid="001d8ddf"/>
    </style:style>
    <style:style style:name="P3" style:family="paragraph" style:parent-style-name="Standard">
      <style:paragraph-properties fo:text-align="justify" style:justify-single-word="false"/>
      <style:text-properties officeooo:rsid="001d8ddf" officeooo:paragraph-rsid="001d8ddf"/>
    </style:style>
    <style:style style:name="P4" style:family="paragraph" style:parent-style-name="Standard">
      <style:paragraph-properties fo:text-align="justify" style:justify-single-word="false"/>
      <style:text-properties officeooo:rsid="001e7f81" officeooo:paragraph-rsid="001e7f81"/>
    </style:style>
    <style:style style:name="P5" style:family="paragraph" style:parent-style-name="Standard">
      <style:paragraph-properties fo:text-align="justify" style:justify-single-word="false"/>
      <style:text-properties officeooo:rsid="001e9bd5" officeooo:paragraph-rsid="001e9bd5"/>
    </style:style>
    <style:style style:name="P6" style:family="paragraph" style:parent-style-name="Standard">
      <style:paragraph-properties fo:text-align="justify" style:justify-single-word="false"/>
      <style:text-properties officeooo:rsid="0020587c" officeooo:paragraph-rsid="0020587c"/>
    </style:style>
    <style:style style:name="P7" style:family="paragraph" style:parent-style-name="Standard">
      <style:paragraph-properties fo:text-align="justify" style:justify-single-word="false"/>
      <style:text-properties officeooo:rsid="0022426a" officeooo:paragraph-rsid="0022426a"/>
    </style:style>
    <style:style style:name="P8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officeooo:rsid="0020587c"/>
    </style:style>
    <style:style style:name="T4" style:family="text">
      <style:text-properties officeooo:rsid="0022426a"/>
    </style:style>
    <style:style style:name="fr1" style:family="graphic" style:parent-style-name="Frame">
      <style:graphic-properties fo:margin-left="0cm" fo:margin-right="0cm" fo:margin-top="0cm" fo:margin-bottom="0cm" style:run-through="foreground" style:vertical-pos="from-top" style:vertical-rel="paragraph" style:horizontal-pos="from-left" style:horizontal-rel="paragraph" fo:padding="0cm" fo:border="non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/>
    </style:style>
    <style:style style:name="gr3" style:family="graphic">
      <style:graphic-properties draw:marker-end="Arrowhead_20_2" draw:textarea-horizontal-align="center" draw:textarea-vertical-align="middle" style:run-through="foreground"/>
    </style:style>
    <style:style style:name="gr4" style:family="graphic">
      <style:graphic-properties draw:stroke="none" svg:stroke-color="#000000" draw:fill="none" draw:fill-color="#ffffff" fo:min-height="1.058cm" style:run-through="foreground"/>
    </style:style>
    <style:style style:name="gr5" style:family="graphic">
      <style:graphic-properties draw:stroke="none" svg:stroke-color="#000000" draw:fill="none" draw:fill-color="#ffffff" fo:min-height="0.688cm" style:run-through="foreground"/>
    </style:style>
    <style:style style:name="gr6" style:family="graphic">
      <style:graphic-properties draw:textarea-horizontal-align="center" draw:textarea-vertical-align="middle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3">O par de chaves é gerado por um algoritmo RSA da biblioteca cryptopp, cuja API é chamada por um módulo XPCOM c++, onde na geração das mesmas o utilizador pode optar entre dois tamanhos, 1024bits ou 2046bits.</text:p>
      <text:p text:style-name="P7">A geração do par de chaves é efectuada com a simples chamada do método keygen indicando o tamanho pretendido.</text:p>
      <text:p text:style-name="P1"/>
      <text:p text:style-name="P1">De seguida apresentamos os métodos que ach<text:span text:style-name="T3">á</text:span>mos importantes implementar no módulo:</text:p>
      <text:list xml:id="list676115894446863819" text:style-name="L8">
        <text:list-item>
          <text:p text:style-name="P2"><text:span text:style-name="T2">long</text:span> <text:span text:style-name="T1">secureMsg</text:span>(in <text:span text:style-name="T2">string</text:span> plaintext, in <text:span text:style-name="T2">string</text:span> cypherPath, in <text:span text:style-name="T2">string</text:span> keyPath);</text:p>
        </text:list-item>
        <text:list-item>
          <text:p text:style-name="P2"><text:span text:style-name="T2">string</text:span> <text:span text:style-name="T1">unSecureMsg</text:span>(in <text:span text:style-name="T2">string</text:span> cypherPath, in <text:span text:style-name="T2">string</text:span> keyPath, in <text:span text:style-name="T2">long</text:span> encryptSessionSize);</text:p>
        </text:list-item>
        <text:list-item>
          <text:p text:style-name="P2"><text:span text:style-name="T2">void</text:span> <text:span text:style-name="T1">encryptSession</text:span>(in <text:span text:style-name="T2">string</text:span> sessionKey, in <text:span text:style-name="T2">long</text:span> sessionKeySize, in <text:span text:style-name="T2">strin</text:span>g keyPath, out <text:span text:style-name="T2">string</text:span> encryptSession, out <text:span text:style-name="T2">long</text:span> encryptSessionSize);</text:p>
        </text:list-item>
        <text:list-item>
          <text:p text:style-name="P2"><text:span text:style-name="T2">void</text:span> <text:span text:style-name="T1">decryptSession</text:span>(in <text:span text:style-name="T2">string</text:span> encryptSession, in <text:span text:style-name="T2">long</text:span> encryptSessionSize, in <text:span text:style-name="T2">string</text:span> keyPath, out <text:span text:style-name="T2">string</text:span> sessionKey, out <text:span text:style-name="T2">long</text:span> sessionKeySize);</text:p>
        </text:list-item>
        <text:list-item>
          <text:p text:style-name="P2"><text:span text:style-name="T2">void</text:span> <text:span text:style-name="T1">encrypt</text:span>(in string plaintext, in <text:span text:style-name="T2">string</text:span> keysession, in <text:span text:style-name="T2">long</text:span> keySize, in <text:span text:style-name="T2">long </text:span>ivSize, out <text:span text:style-name="T2">string</text:span> cypher_Text);</text:p>
        </text:list-item>
        <text:list-item>
          <text:p text:style-name="P2"><text:span text:style-name="T2">void</text:span> <text:span text:style-name="T1">decrypt</text:span>(in <text:span text:style-name="T2">string</text:span> cyphertext, in <text:span text:style-name="T2">string</text:span> keysession, in <text:span text:style-name="T2">long</text:span> keySize, in <text:span text:style-name="T2">long</text:span> ivSize, out <text:span text:style-name="T2">string</text:span> plain_Text);</text:p>
        </text:list-item>
        <text:list-item>
          <text:p text:style-name="P2"><text:span text:style-name="T2">void</text:span> <text:span text:style-name="T1">keygen</text:span>(in unsigned <text:span text:style-name="T2">long</text:span> type, in <text:span text:style-name="T2">string</text:span> publicPath, in <text:span text:style-name="T2">string</text:span> privatePath);</text:p>
        </text:list-item>
        <text:list-item>
          <text:p text:style-name="P2"><text:span text:style-name="T2">void</text:span> <text:span text:style-name="T1">sessionKeygen</text:span>(in <text:span text:style-name="T2">long</text:span> keySize, in long ivSize, out <text:span text:style-name="T2">string</text:span> keySession);</text:p>
        </text:list-item>
        <text:list-item>
          <text:p text:style-name="P2"><text:span text:style-name="T2">string</text:span> <text:span text:style-name="T1">sign</text:span>(in <text:span text:style-name="T2">string</text:span> publicKeyPath, in <text:span text:style-name="T2">string</text:span> privateKeyPath, in <text:span text:style-name="T2">string</text:span> name, in <text:span text:style-name="T2">string</text:span> validaty, in <text:span text:style-name="T2">unsigned long</text:span> type);</text:p>
        </text:list-item>
        <text:list-item>
          <text:p text:style-name="P2">long <text:span text:style-name="T1">verifier</text:span>(in string publicKeyPath, in <text:span text:style-name="T2">string</text:span> privateKeyPath, in <text:span text:style-name="T2">string</text:span> name, in <text:span text:style-name="T2">string</text:span> validaty, in <text:span text:style-name="T2">unsigned long</text:span> type, in <text:span text:style-name="T2">string</text:span> signature);</text:p>
        </text:list-item>
      </text:list>
      <text:p text:style-name="P1"/>
      <text:p text:style-name="P4">Este conjunto de métodos representa um pipeline(figura 1) para cifragem/decifragem de mensagens necessário para garantir o bom funcionamento do pgp. </text:p>
      <text:p text:style-name="P4"><draw:frame draw:style-name="fr1" draw:name="Moldura1" text:anchor-type="paragraph" svg:x="2.653cm" svg:y="0.298cm" svg:width="9.477cm" draw:z-index="0"><draw:text-box fo:min-height="4.397cm"><text:p text:style-name="Figura"><draw:g text:anchor-type="paragraph" draw:z-index="1" draw:style-name="gr1"><draw:rect draw:style-name="gr2" draw:text-style-name="P8" svg:width="2.726cm" svg:height="1.43cm" svg:x="3.338cm" svg:y="0.159cm"><text:p text:style-name="P8">SecureMessage</text:p></draw:rect><draw:rect draw:style-name="gr2" draw:text-style-name="P8" svg:width="2.726cm" svg:height="1.43cm" svg:x="0.004cm" svg:y="3.122cm"><text:p text:style-name="P8">SessionKeygen</text:p></draw:rect><draw:rect draw:style-name="gr2" draw:text-style-name="P8" svg:width="2.726cm" svg:height="1.43cm" svg:x="3.391cm" svg:y="3.122cm"><text:p text:style-name="P8">Encrypt</text:p></draw:rect><draw:rect draw:style-name="gr2" draw:text-style-name="P8" svg:width="2.726cm" svg:height="1.403cm" svg:x="6.751cm" svg:y="3.122cm"><text:p text:style-name="P8">EncryptSession</text:p></draw:rect><draw:line draw:style-name="gr3" draw:text-style-name="P8" svg:x1="2.729cm" svg:y1="3.863cm" svg:x2="3.39cm" svg:y2="3.863cm"><text:p/></draw:line><draw:line draw:style-name="gr3" draw:text-style-name="P8" svg:x1="6.116cm" svg:y1="3.784cm" svg:x2="6.751cm" svg:y2="3.784cm"><text:p/></draw:line><draw:frame draw:style-name="gr4" svg:width="2.378cm" svg:height="1.463cm" svg:x="6.857cm" svg:y="0.318cm"><draw:text-box><text:p>Encrypted</text:p><text:p>Message + Encrypted Ks</text:p></draw:text-box></draw:frame><draw:frame draw:style-name="gr5" svg:width="1.535cm" svg:height="0.689cm" svg:x="1.142cm" svg:y="0.609cm"><draw:text-box><text:p>Message</text:p></draw:text-box></draw:frame><draw:line draw:style-name="gr3" draw:text-style-name="P8" svg:x1="2.729cm" svg:y1="0.884cm" svg:x2="3.338cm" svg:y2="0.884cm"><text:p/></draw:line><draw:line draw:style-name="gr3" draw:text-style-name="P8" svg:x1="6.063cm" svg:y1="0.895cm" svg:x2="6.672cm" svg:y2="0.895cm"><text:p/></draw:line><draw:line draw:style-name="gr6" draw:text-style-name="P8" svg:x1="3.338cm" svg:y1="1.588cm" svg:x2="0.004cm" svg:y2="3.123cm"><text:p/></draw:line><draw:line draw:style-name="gr6" draw:text-style-name="P8" svg:x1="6.063cm" svg:y1="1.588cm" svg:x2="9.476cm" svg:y2="3.123cm"><text:p/></draw:line></draw:g>Figura <text:sequence text:ref-name="refFigura0" text:name="Figura" text:formula="ooow:Figura+1" style:num-format="1">1</text:sequence>: Pipeline de cifragem de uma mensagem (Método SecureMessage)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Inicialmente é criada uma chave de sessão(SessionKeygen) <text:span text:style-name="T3">usando AES cuja é utilizada para cifrar a mensagem. Assim que a mensagem estiver cifrada, a chave de sessão é cifranda utilizando a chave publica do utilizador que a irá receber. Como output é devolvido a mensagem cifrada mais a chave de sessão cifra, que vão ser postriormente enviadas em anexo no email.</text:span></text:p>
      <text:p text:style-name="P5"/>
      <text:p text:style-name="P6">Para quem recebe o email é usado o método UnsecureMessage que irá realizar o pipeline por ordem inversa, usando a chave p<text:span text:style-name="T4">rivada</text:span> para decifrar a chave de sessão.</text:p>
      <text:p text:style-name="P6"/>
      <text:p text:style-name="P6">Para assinar e verificar assinaturas existem dois métodos implementados, sign e verifier respectivamente. O método sign cria uma assinatura usando a chave privada da seguinte estrutura: nome, validade, chave publica. O método verifier <text:span text:style-name="T4">é responsável por verificar a assinatura.</text:span></text:p>
      <text:p text:style-name="P4"/>
      <text:p text:style-name="P7">Para a criação do par de chaves do utilizador é usado o método keyg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head_20_2" draw:display-name="Arrowhead 2" svg:viewBox="0 0 1131 902" svg:d="m564 0-564 902h1131z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igura" style:family="paragraph" style:parent-style-name="Caption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3T13:21:20.946352112</meta:creation-date>
    <dc:date>2013-12-13T14:33:09.253447255</dc:date>
    <meta:editing-duration>PT8M16S</meta:editing-duration>
    <meta:editing-cycles>1</meta:editing-cycles>
    <meta:document-statistic meta:table-count="0" meta:image-count="0" meta:object-count="0" meta:page-count="1" meta:paragraph-count="19" meta:word-count="390" meta:character-count="2599" meta:non-whitespace-character-count="2237"/>
    <meta:generator>LibreOffice/4.1.3.2$Linux_X86_64 LibreOffice_project/410m0$Build-2</meta:generator>
  </office:meta>
</office:document-meta>
</file>